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8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  <style:style style:name="T4" style:family="text">
      <style:text-properties fo:font-size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 office:value-type="string" calcext:value-type="string">
            <text:p>ubuntu虚拟机作ros从机的方法</text:p>
          </table:table-cell>
          <table:table-cell table:style-name="ce8" office:value-type="string" calcext:value-type="string">
            <text:p>设置虚拟机网络连接方式<text:span text:style-name="T4"><text:a xlink:href="https://blog.csdn.net/yuhengyue/article/details/78203737" xlink:type="simple">https://blog.csdn.net/yuhengyue/article/details/78203737</text:a></text:span></text:p>
          </table:table-cell>
          <table:table-cell/>
        </table:table-row>
        <table:table-row table:style-name="ro2">
          <table:table-cell office:value-type="string" calcext:value-type="string">
            <text:p>通过终端进行文本文件中的替换操作</text:p>
          </table:table-cell>
          <table:table-cell office:value-type="string" calcext:value-type="string">
            <text:p>sudo sed -i 's/cn.archive.ubuntu.com/mirrors.ustc.edu.cn/g' /etc/apt/sources.list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上面这句的含义是把这个sources.list文件中的、cn.archive.ubuntu.com替换为mirrors.ustc.edu.cn</text:p>
          </table:table-cell>
          <table:table-cell/>
        </table:table-row>
        <table:table-row table:style-name="ro9">
          <table:table-cell office:value-type="string" calcext:value-type="string">
            <text:p>查看git的配置</text:p>
          </table:table-cell>
          <table:table-cell office:value-type="string" calcext:value-type="string">
            <text:p>git config –list</text:p>
          </table:table-cell>
          <table:table-cell/>
        </table:table-row>
        <table:table-row table:style-name="ro2">
          <table:table-cell office:value-type="string" calcext:value-type="string">
            <text:p>sudo rosdep init 失败</text:p>
          </table:table-cell>
          <table:table-cell office:value-type="string" calcext:value-type="string">
            <text:p>sudo -E rosdep init 然而大概率是因为网络的原因</text:p>
          </table:table-cell>
          <table:table-cell/>
        </table:table-row>
        <table:table-row table:style-name="ro2">
          <table:table-cell office:value-type="string" calcext:value-type="string">
            <text:p>rosdep update失败</text:p>
          </table:table-cell>
          <table:table-cell office:value-type="string" calcext:value-type="string">
            <text:p>先sudo apt-get update 再rosdep update然而大概率是由于网络的原因</text:p>
          </table:table-cell>
          <table:table-cell/>
        </table:table-row>
        <table:table-row table:style-name="ro2">
          <table:table-cell office:value-type="string" calcext:value-type="string">
            <text:p>不知道为什么pip list 有的时候会报错</text:p>
          </table:table-cell>
          <table:table-cell office:value-type="string" calcext:value-type="string">
            <text:p>把命令改成sudo pip list 即可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00/00/00</text:date>, <text:time style:data-style-name="N2" text:time-value="12:34:13.65486783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09-15T12:35:39.917714227</dc:date>
    <meta:editing-duration>P1DT25M30S</meta:editing-duration>
    <meta:editing-cycles>71</meta:editing-cycles>
    <meta:generator>LibreOffice/5.1.6.2$Linux_X86_64 LibreOffice_project/10m0$Build-2</meta:generator>
    <meta:document-statistic meta:table-count="2" meta:cell-count="158" meta:object-count="0"/>
  </office:meta>
</office:document-meta>
</file>